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cdb98" officeooo:paragraph-rsid="001cdb98"/>
    </style:style>
    <style:style style:name="P2" style:family="paragraph" style:parent-style-name="Text_20_body">
      <style:text-properties officeooo:rsid="001cdb98" officeooo:paragraph-rsid="001cdb98"/>
    </style:style>
    <style:style style:name="P3" style:family="paragraph" style:parent-style-name="Text_20_body">
      <style:text-properties officeooo:rsid="001d39ff" officeooo:paragraph-rsid="001d39ff"/>
    </style:style>
    <style:style style:name="P4" style:family="paragraph" style:parent-style-name="Text_20_body">
      <style:text-properties officeooo:rsid="001eb62e" officeooo:paragraph-rsid="001eb62e"/>
    </style:style>
    <style:style style:name="P5" style:family="paragraph" style:parent-style-name="Text_20_body">
      <style:text-properties officeooo:rsid="00205474" officeooo:paragraph-rsid="00205474"/>
    </style:style>
    <style:style style:name="T1" style:family="text">
      <style:text-properties officeooo:rsid="001e9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erican Pie</text:p>
      <text:p text:style-name="P2"/>
      <text:p text:style-name="P2">A long long time ago</text:p>
      <text:p text:style-name="P2">I can still remember how that music used to make me smile</text:p>
      <text:p text:style-name="P2">And I knew if I had my chance</text:p>
      <text:p text:style-name="P2">That I could make those people dance</text:p>
      <text:p text:style-name="P2">And maybe they'd be happy for a while</text:p>
      <text:p text:style-name="P2"/>
      <text:p text:style-name="P3">But <text:span text:style-name="T1">February</text:span> made me shiver</text:p>
      <text:p text:style-name="P3">With every paper I'd deliver</text:p>
      <text:p text:style-name="P3">Bad news on the door step</text:p>
      <text:p text:style-name="P3">I couldn't take one more step</text:p>
      <text:p text:style-name="P3"/>
      <text:p text:style-name="P4">I can't remember if I cried</text:p>
      <text:p text:style-name="P4">When I read about his widowed bride</text:p>
      <text:p text:style-name="P4">But something touched me deep inside</text:p>
      <text:p text:style-name="P4">The day the music died</text:p>
      <text:p text:style-name="P4"/>
      <text:p text:style-name="P5">So bye bye miss American Pie</text:p>
      <text:p text:style-name="P5">Drove my Chevy to the levy but the levy was dry</text:p>
      <text:p text:style-name="P5">Them good ol' boys were drinking whiskey and rye</text:p>
      <text:p text:style-name="P5">Singing “This'll be the day that I die”</text:p>
      <text:p text:style-name="P5">This'll be the day that I di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8:27:47.153173413</meta:creation-date>
    <dc:date>2015-05-24T08:35:58.575898901</dc:date>
    <meta:editing-duration>PT8M8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129" meta:character-count="611" meta:non-whitespace-character-count="501"/>
  </office:meta>
</office:document-meta>
</file>